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71" style:family="table-column">
      <style:table-column-properties fo:break-before="auto" style:column-width="5.569cm"/>
    </style:style>
    <style:style style:name="co72" style:family="table-column">
      <style:table-column-properties fo:break-before="auto" style:column-width="9.128cm"/>
    </style:style>
    <style:style style:name="co78" style:family="table-column">
      <style:table-column-properties fo:break-before="auto" style:column-width="4.531cm"/>
    </style:style>
    <style:style style:name="co79" style:family="table-column">
      <style:table-column-properties fo:break-before="auto" style:column-width="3.884cm"/>
    </style:style>
    <style:style style:name="co80" style:family="table-column">
      <style:table-column-properties fo:break-before="auto" style:column-width="4.417cm"/>
    </style:style>
    <style:style style:name="co81" style:family="table-column">
      <style:table-column-properties fo:break-before="auto" style:column-width="5.715cm"/>
    </style:style>
    <style:style style:name="co82" style:family="table-column">
      <style:table-column-properties fo:break-before="auto" style:column-width="2.108cm"/>
    </style:style>
    <style:style style:name="co83" style:family="table-column">
      <style:table-column-properties fo:break-before="auto" style:column-width="2.48cm"/>
    </style:style>
    <style:style style:name="co84" style:family="table-column">
      <style:table-column-properties fo:break-before="auto" style:column-width="1.614cm"/>
    </style:style>
    <style:style style:name="co85" style:family="table-column">
      <style:table-column-properties fo:break-before="auto" style:column-width="2.946cm"/>
    </style:style>
    <style:style style:name="co86" style:family="table-column">
      <style:table-column-properties fo:break-before="auto" style:column-width="2.752cm"/>
    </style:style>
    <style:style style:name="co47" style:family="table-column">
      <style:table-column-properties fo:break-before="auto" style:column-width="4.577cm"/>
    </style:style>
    <style:style style:name="co48" style:family="table-column">
      <style:table-column-properties fo:break-before="auto" style:column-width="7.941cm"/>
    </style:style>
    <style:style style:name="co49" style:family="table-column">
      <style:table-column-properties fo:break-before="auto" style:column-width="6.798cm"/>
    </style:style>
    <style:style style:name="co87" style:family="table-column">
      <style:table-column-properties fo:break-before="auto" style:column-width="5.981cm"/>
    </style:style>
    <style:style style:name="co88" style:family="table-column">
      <style:table-column-properties fo:break-before="auto" style:column-width="8.047cm"/>
    </style:style>
    <style:style style:name="co89" style:family="table-column">
      <style:table-column-properties fo:break-before="auto" style:column-width="6.131cm"/>
    </style:style>
    <style:style style:name="co68" style:family="table-column">
      <style:table-column-properties fo:break-before="auto" style:column-width="5.472cm"/>
    </style:style>
    <style:style style:name="co90" style:family="table-column">
      <style:table-column-properties fo:break-before="auto" style:column-width="5.673cm"/>
    </style:style>
    <style:style style:name="co54" style:family="table-column">
      <style:table-column-properties fo:break-before="auto" style:column-width="4.501cm"/>
    </style:style>
    <style:style style:name="co55" style:family="table-column">
      <style:table-column-properties fo:break-before="auto" style:column-width="9.066cm"/>
    </style:style>
    <style:style style:name="co56" style:family="table-column">
      <style:table-column-properties fo:break-before="auto" style:column-width="6.198cm"/>
    </style:style>
    <style:style style:name="co57" style:family="table-column">
      <style:table-column-properties fo:break-before="auto" style:column-width="3.995cm"/>
    </style:style>
    <style:style style:name="co91" style:family="table-column">
      <style:table-column-properties fo:break-before="auto" style:column-width="4.339cm"/>
    </style:style>
    <style:style style:name="co92" style:family="table-column">
      <style:table-column-properties fo:break-before="auto" style:column-width="5.86cm"/>
    </style:style>
    <style:style style:name="co60" style:family="table-column">
      <style:table-column-properties fo:break-before="auto" style:column-width="2.727cm"/>
    </style:style>
    <style:style style:name="co61" style:family="table-column">
      <style:table-column-properties fo:break-before="auto" style:column-width="5.316cm"/>
    </style:style>
    <style:style style:name="co62" style:family="table-column">
      <style:table-column-properties fo:break-before="auto" style:column-width="8.461cm"/>
    </style:style>
    <style:style style:name="co63" style:family="table-column">
      <style:table-column-properties fo:break-before="auto" style:column-width="9.606cm"/>
    </style:style>
    <style:style style:name="co64" style:family="table-column">
      <style:table-column-properties fo:break-before="auto" style:column-width="3.452cm"/>
    </style:style>
    <style:style style:name="co73" style:family="table-column">
      <style:table-column-properties fo:break-before="auto" style:column-width="4.761cm"/>
    </style:style>
    <style:style style:name="co74" style:family="table-column">
      <style:table-column-properties fo:break-before="auto" style:column-width="7.636cm"/>
    </style:style>
    <style:style style:name="co75" style:family="table-column">
      <style:table-column-properties fo:break-before="auto" style:column-width="9.349cm"/>
    </style:style>
    <style:style style:name="co76" style:family="table-column">
      <style:table-column-properties fo:break-before="auto" style:column-width="10.952cm"/>
    </style:style>
    <style:style style:name="co77" style:family="table-column">
      <style:table-column-properties fo:break-before="auto" style:column-width="5.064cm"/>
    </style:style>
    <style:style style:name="co51" style:family="table-column">
      <style:table-column-properties fo:break-before="auto" style:column-width="6.288cm"/>
    </style:style>
    <style:style style:name="co52" style:family="table-column">
      <style:table-column-properties fo:break-before="auto" style:column-width="4.563cm"/>
    </style:style>
    <style:style style:name="co53" style:family="table-column">
      <style:table-column-properties fo:break-before="auto" style:column-width="4.932cm"/>
    </style:style>
    <style:style style:name="co58" style:family="table-column">
      <style:table-column-properties fo:break-before="auto" style:column-width="5.302cm"/>
    </style:style>
    <style:style style:name="co59" style:family="table-column">
      <style:table-column-properties fo:break-before="auto" style:column-width="7.523cm"/>
    </style:style>
    <style:style style:name="co65" style:family="table-column">
      <style:table-column-properties fo:break-before="auto" style:column-width="5.465cm"/>
    </style:style>
    <style:style style:name="co66" style:family="table-column">
      <style:table-column-properties fo:break-before="auto" style:column-width="3.422cm"/>
    </style:style>
    <style:style style:name="co67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93" style:family="table-column">
      <style:table-column-properties fo:break-before="auto" style:column-width="4.701cm"/>
    </style:style>
    <style:style style:name="co94" style:family="table-column">
      <style:table-column-properties fo:break-before="auto" style:column-width="2.932cm"/>
    </style:style>
    <style:style style:name="co95" style:family="table-column">
      <style:table-column-properties fo:break-before="auto" style:column-width="1.695cm"/>
    </style:style>
    <style:style style:name="co96" style:family="table-column">
      <style:table-column-properties fo:break-before="auto" style:column-width="6.394cm"/>
    </style:style>
    <style:style style:name="co97" style:family="table-column">
      <style:table-column-properties fo:break-before="auto" style:column-width="7.271cm"/>
    </style:style>
    <style:style style:name="co98" style:family="table-column">
      <style:table-column-properties fo:break-before="auto" style:column-width="15.487cm"/>
    </style:style>
    <style:style style:name="co99" style:family="table-column">
      <style:table-column-properties fo:break-before="auto" style:column-width="5.8cm"/>
    </style:style>
    <style:style style:name="co100" style:family="table-column">
      <style:table-column-properties fo:break-before="auto" style:column-width="2.651cm"/>
    </style:style>
    <style:style style:name="co101" style:family="table-column">
      <style:table-column-properties fo:break-before="auto" style:column-width="4.747cm"/>
    </style:style>
    <style:style style:name="co102" style:family="table-column">
      <style:table-column-properties fo:break-before="auto" style:column-width="4.346cm"/>
    </style:style>
    <style:style style:name="co103" style:family="table-column">
      <style:table-column-properties fo:break-before="auto" style:column-width="3.731cm"/>
    </style:style>
    <style:style style:name="co104" style:family="table-column">
      <style:table-column-properties fo:break-before="auto" style:column-width="4.494cm"/>
    </style:style>
    <style:style style:name="co105" style:family="table-column">
      <style:table-column-properties fo:break-before="auto" style:column-width="17.009cm"/>
    </style:style>
    <style:style style:name="co106" style:family="table-column">
      <style:table-column-properties fo:break-before="auto" style:column-width="7.814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8.798cm"/>
    </style:style>
    <style:style style:name="co109" style:family="table-column">
      <style:table-column-properties fo:break-before="auto" style:column-width="3.806cm"/>
    </style:style>
    <style:style style:name="co110" style:family="table-column">
      <style:table-column-properties fo:break-before="auto" style:column-width="10.504cm"/>
    </style:style>
    <style:style style:name="co111" style:family="table-column">
      <style:table-column-properties fo:break-before="auto" style:column-width="5.087cm"/>
    </style:style>
    <style:style style:name="co112" style:family="table-column">
      <style:table-column-properties fo:break-before="auto" style:column-width="11.254cm"/>
    </style:style>
    <style:style style:name="co113" style:family="table-column">
      <style:table-column-properties fo:break-before="auto" style:column-width="17.852cm"/>
    </style:style>
    <style:style style:name="co114" style:family="table-column">
      <style:table-column-properties fo:break-before="auto" style:column-width="4.466cm"/>
    </style:style>
    <style:style style:name="co115" style:family="table-column">
      <style:table-column-properties fo:break-before="auto" style:column-width="6.964cm"/>
    </style:style>
    <style:style style:name="co116" style:family="table-column">
      <style:table-column-properties fo:break-before="auto" style:column-width="5.826cm"/>
    </style:style>
    <style:style style:name="co117" style:family="table-column">
      <style:table-column-properties fo:break-before="auto" style:column-width="10.181cm"/>
    </style:style>
    <style:style style:name="co118" style:family="table-column">
      <style:table-column-properties fo:break-before="auto" style:column-width="8.4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able-cell-properties fo:background-color="#94bd5e"/>
      <style:text-properties style:text-position=""/>
    </style:style>
    <style:style style:name="ce3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6" style:family="table-cell" style:parent-style-name="Default"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fcc00"/>
    </style:style>
    <style:style style:name="ce2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94bd5e"/>
    </style:style>
    <style:style style:name="ce2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37"/>
    <style:style style:name="ce4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4bd5e"/>
      <style:text-properties style:use-window-font-color="true"/>
    </style:style>
    <style:style style:name="ce49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style:use-window-font-color="tru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52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8">
          <table:table-cell table:style-name="ce21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unit</text:p>
          </table:table-cell>
          <table:table-cell table:style-name="ce29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  <table:table-cell table:style-name="ce28" office:value-type="string" calcext:value-type="string">
            <text:p>comment</text:p>
          </table:table-cell>
          <table:table-cell table:style-name="ce25" table:number-columns-repeated="240"/>
          <table:table-cell table:number-columns-repeated="779"/>
        </table:table-row>
        <table:table-row table:style-name="ro2">
          <table:table-cell table:number-columns-repeated="2" table:style-name="ce22" office:value-type="string" calcext:value-type="string">
            <text:p>DATASET_ID</text:p>
          </table:table-cell>
          <table:table-cell table:style-name="ce22" office:value-type="string" calcext:value-type="string">
            <text:p>Dataset Identifier</text:p>
          </table:table-cell>
          <table:table-cell table:style-name="ce22" office:value-type="string" calcext:value-type="string">
            <text:p>The identifier of a dataset</text:p>
          </table:table-cell>
          <table:table-cell table:style-name="ce22"/>
          <table:table-cell table:number-columns-repeated="1019"/>
        </table:table-row>
        <table:table-row table:style-name="ro2">
          <table:table-cell table:number-columns-repeated="2" table:style-name="ce22" office:value-type="string" calcext:value-type="string">
            <text:p>SUBMISSION_ID</text:p>
          </table:table-cell>
          <table:table-cell table:style-name="ce22" office:value-type="string" calcext:value-type="string">
            <text:p>Submission ID</text:p>
          </table:table-cell>
          <table:table-cell table:style-name="ce22" office:value-type="string" calcext:value-type="string">
            <text:p>The identifier of a submission</text:p>
          </table:table-cell>
          <table:table-cell table:style-name="ce22"/>
          <table:table-cell table:number-columns-repeated="1019"/>
        </table:table-row>
        <table:table-row table:style-name="ro3">
          <table:table-cell table:number-columns-repeated="2" table:style-name="ce23" office:value-type="string" calcext:value-type="string">
            <text:p>INT_VALUE</text:p>
          </table:table-cell>
          <table:table-cell table:number-columns-repeated="2" table:style-name="ce2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23" office:value-type="string" calcext:value-type="string">
            <text:p>FLOAT_VALUE</text:p>
          </table:table-cell>
          <table:table-cell table:number-columns-repeated="2" table:style-name="ce2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23" office:value-type="string" calcext:value-type="string">
            <text:p>TEXT_VALUE</text:p>
          </table:table-cell>
          <table:table-cell table:number-columns-repeated="2" table:style-name="ce2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24" office:value-type="string" calcext:value-type="string">
            <text:p>PROVIDER_ID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23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1019"/>
        </table:table-row>
        <table:table-row table:style-name="ro3">
          <table:table-cell table:number-columns-repeated="2" table:style-name="ce25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1019"/>
        </table:table-row>
        <table:table-row table:style-name="ro3">
          <table:table-cell table:number-columns-repeated="2" table:style-name="ce24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24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ventory time</text:p>
          </table:table-cell>
          <table:table-cell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TEST_DATA_ID</text:p>
          </table:table-cell>
          <table:table-cell table:style-name="ce27" office:value-type="string" calcext:value-type="string">
            <text:p>INT_VALUE</text:p>
          </table:table-cell>
          <table:table-cell table:style-name="ce27" office:value-type="string" calcext:value-type="string">
            <text:p>TEST DATA ID</text:p>
          </table:table-cell>
          <table:table-cell table:style-name="ce27" office:value-type="string" calcext:value-type="string">
            <text:p>A test data identifier</text:p>
          </table:table-cell>
          <table:table-cell table:style-name="ce27" table:number-columns-repeated="1020"/>
        </table:table-row>
        <table:table-row table:style-name="ro2">
          <table:table-cell table:style-name="ce27" office:value-type="string" calcext:value-type="string">
            <text:p>RADIO_CODE_MODE</text:p>
          </table:table-cell>
          <table:table-cell table:style-name="ce27" office:value-type="string" calcext:value-type="string">
            <text:p>CODE_MODE</text:p>
          </table:table-cell>
          <table:table-cell table:style-name="ce27" office:value-type="string" calcext:value-type="string">
            <text:p>RADIO CODE MODE</text:p>
          </table:table-cell>
          <table:table-cell table:style-name="ce27" office:value-type="string" calcext:value-type="string">
            <text:p>A radio code mode</text:p>
          </table:table-cell>
          <table:table-cell table:style-name="ce27" table:number-columns-repeated="1020"/>
        </table:table-row>
        <table:table-row table:style-name="ro2">
          <table:table-cell table:style-name="ce27" office:value-type="string" calcext:value-type="string">
            <text:p>RADIO_CODE_DYNAMIC</text:p>
          </table:table-cell>
          <table:table-cell table:style-name="ce27" office:value-type="string" calcext:value-type="string">
            <text:p>CODE_DYNAMIC</text:p>
          </table:table-cell>
          <table:table-cell table:style-name="ce27" office:value-type="string" calcext:value-type="string">
            <text:p>RADIO CODE DYNA</text:p>
          </table:table-cell>
          <table:table-cell table:style-name="ce27" office:value-type="string" calcext:value-type="string">
            <text:p>A radio code dyna</text:p>
          </table:table-cell>
          <table:table-cell table:style-name="ce27" table:number-columns-repeated="1020"/>
        </table:table-row>
        <table:table-row table:style-name="ro2">
          <table:table-cell table:style-name="ce27" office:value-type="string" calcext:value-type="string">
            <text:p>NUMERIC_NUMERIC_RANGE</text:p>
          </table:table-cell>
          <table:table-cell table:style-name="ce27" office:value-type="string" calcext:value-type="string">
            <text:p>NUMERIC_RANGE</text:p>
          </table:table-cell>
          <table:table-cell table:style-name="ce27" office:value-type="string" calcext:value-type="string">
            <text:p>NUM NUM RANGE</text:p>
          </table:table-cell>
          <table:table-cell table:style-name="ce27" office:value-type="string" calcext:value-type="string">
            <text:p>A numeric numeric range</text:p>
          </table:table-cell>
          <table:table-cell table:style-name="ce27"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" table:number-columns-repeated="1019" table:default-cell-style-name="Default"/>
        <table:table-row table:style-name="ro9">
          <table:table-cell table:style-name="ce21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28" office:value-type="string" calcext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4"><text:tab/></text:span><text:span text:style-name="T4">Authorized types :</text:span></text:p>
              <text:p text:style-name="P2"><text:span text:style-name="T8"/></text:p>
              <text:p text:style-name="P2"><text:span text:style-name="T4"><text:tab/></text:span><text:span text:style-name="T8">// a String </text:span></text:p>
              <text:p text:style-name="P2"><text:span text:style-name="T4"><text:tab/></text:span><text:span text:style-name="T4">String </text:span><text:span text:style-name="T9">STRING</text:span><text:span text:style-name="T4"> = </text:span><text:span text:style-name="T10">"STRING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code (mapped to java type String)</text:span></text:p>
              <text:p text:style-name="P2"><text:span text:style-name="T4"><text:tab/></text:span><text:span text:style-name="T4">String </text:span><text:span text:style-name="T9">CODE</text:span><text:span text:style-name="T4"> = </text:span><text:span text:style-name="T10">"COD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ecimal value comprised in a specified range (mapped to java type BigDecimal)</text:span></text:p>
              <text:p text:style-name="P2"><text:span text:style-name="T4"><text:tab/></text:span><text:span text:style-name="T4">String </text:span><text:span text:style-name="T9">RANGE</text:span><text:span text:style-name="T4"> = </text:span><text:span text:style-name="T10">"RANG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numeric value (mapped to java type BigDecimal)</text:span></text:p>
              <text:p text:style-name="P2"><text:span text:style-name="T4"><text:tab/></text:span><text:span text:style-name="T4">String </text:span><text:span text:style-name="T9">NUMERIC</text:span><text:span text:style-name="T4"> = </text:span><text:span text:style-name="T10">"NUMERIC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n integer (mapped to java type Integer)</text:span></text:p>
              <text:p text:style-name="P2"><text:span text:style-name="T4"><text:tab/></text:span><text:span text:style-name="T4">String </text:span><text:span text:style-name="T9">INTEGER</text:span><text:span text:style-name="T4"> = </text:span><text:span text:style-name="T10">"INTEGER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geographic coordinate (mapped to java type BigDecimal)</text:span></text:p>
              <text:p text:style-name="P2"><text:span text:style-name="T4"><text:tab/></text:span><text:span text:style-name="T4">String </text:span><text:span text:style-name="T9">COORDINATE</text:span><text:span text:style-name="T4"> = </text:span><text:span text:style-name="T10">"COORDINAT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ate (mapped to java type Date)</text:span></text:p>
              <text:p text:style-name="P2"><text:span text:style-name="T4"><text:tab/></text:span><text:span text:style-name="T4">String </text:span><text:span text:style-name="T9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28" office:value-type="string" calcext:value-type="string">
            <text:p>subtype</text:p>
          </table:table-cell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definition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23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 type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CODE_MOD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MODE</text:p>
          </table:table-cell>
          <table:table-cell table:style-name="ce27" office:value-type="string" calcext:value-type="string">
            <text:p>CODE MODE</text:p>
          </table:table-cell>
          <table:table-cell table:style-name="ce27" office:value-type="string" calcext:value-type="string">
            <text:p>A code mode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CODE_DYNAMIC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DYNAMIC</text:p>
          </table:table-cell>
          <table:table-cell table:style-name="ce27" office:value-type="string" calcext:value-type="string">
            <text:p>CODE DYNA</text:p>
          </table:table-cell>
          <table:table-cell table:style-name="ce27" office:value-type="string" calcext:value-type="string">
            <text:p>A code dyna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TREE</text:p>
          </table:table-cell>
          <table:table-cell table:style-name="ce27" office:value-type="string" calcext:value-type="string">
            <text:p>CODE TREE</text:p>
          </table:table-cell>
          <table:table-cell table:style-name="ce27" office:value-type="string" calcext:value-type="string">
            <text:p>A code tree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CODE_TAXREF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TAXREF</text:p>
          </table:table-cell>
          <table:table-cell table:style-name="ce27" office:value-type="string" calcext:value-type="string">
            <text:p>CODE TAXREF</text:p>
          </table:table-cell>
          <table:table-cell table:style-name="ce27" office:value-type="string" calcext:value-type="string">
            <text:p>A code taxref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NUMERIC_RANGE</text:p>
          </table:table-cell>
          <table:table-cell table:style-name="ce27" office:value-type="string" calcext:value-type="string">
            <text:p>NUMERIC</text:p>
          </table:table-cell>
          <table:table-cell table:style-name="ce27" office:value-type="string" calcext:value-type="string">
            <text:p>RANGE</text:p>
          </table:table-cell>
          <table:table-cell table:style-name="ce27" office:value-type="string" calcext:value-type="string">
            <text:p>NUMERIC RANGE</text:p>
          </table:table-cell>
          <table:table-cell table:style-name="ce27" office:value-type="string" calcext:value-type="string">
            <text:p>A numeric range</text:p>
          </table:table-cell>
          <table:table-cell table:style-name="ce27" table:number-columns-repeated="1019"/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Default"/>
        <table:table-column table:style-name="co94" table:default-cell-style-name="ce38"/>
        <table:table-column table:style-name="co95" table:default-cell-style-name="ce32"/>
        <table:table-column table:style-name="co96" table:number-columns-repeated="2" table:default-cell-style-name="Default"/>
        <table:table-column table:style-name="co7" table:number-columns-repeated="1019" table:default-cell-style-name="Default"/>
        <table:table-row table:style-name="ro9">
          <table:table-cell table:style-name="ce21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Code</text:p>
          </table:table-cell>
          <table:table-cell table:style-name="ce21" office:value-type="string" calcext:value-type="string">
            <text:p>Position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Other broadleave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Other conifer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Other shrub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Abies alb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2" office:value-type="string" calcext:value-type="string">
            <text:p>Abies cephalo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Abies grand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Abies lasiocarp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2" office:value-type="string" calcext:value-type="string">
            <text:p>Abies nebrod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Abies nordmanni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Abies pinsapo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2" office:value-type="string" calcext:value-type="string">
            <text:p>Abies proce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2" office:value-type="string" calcext:value-type="string">
            <text:p>Abies sibir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2" office:value-type="string" calcext:value-type="string">
            <text:p>Abie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32" office:value-type="string" calcext:value-type="string">
            <text:p>Acacia cyanophyll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32" office:value-type="string" calcext:value-type="string">
            <text:p>Acacia cyclop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Acacia dealb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32" office:value-type="string" calcext:value-type="string">
            <text:p>Acacia farnesi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32" office:value-type="string" calcext:value-type="string">
            <text:p>Acacia karoo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Acacia longifol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32" office:value-type="string" calcext:value-type="string">
            <text:p>Acacia mearns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2" office:value-type="string" calcext:value-type="string">
            <text:p>Acacia melanoxylon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Acacia pycnanth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Acacia retinode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Acaci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32" office:value-type="string" calcext:value-type="string">
            <text:p>Acer campestre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32" office:value-type="string" calcext:value-type="string">
            <text:p>Acer granatense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32" office:value-type="string" calcext:value-type="string">
            <text:p>Acer heldreich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32" office:value-type="string" calcext:value-type="string">
            <text:p>Acer hyrcan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2" office:value-type="string" calcext:value-type="string">
            <text:p>Acer lobel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32" office:value-type="string" calcext:value-type="string">
            <text:p>Acer monspessulan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2" office:value-type="string" calcext:value-type="string">
            <text:p>Acer negundo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32" office:value-type="string" calcext:value-type="string">
            <text:p>Acer obtusat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2" office:value-type="string" calcext:value-type="string">
            <text:p>Acer opa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32" office:value-type="string" calcext:value-type="string">
            <text:p>Acer platanoide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2" office:value-type="string" calcext:value-type="string">
            <text:p>Acer pseudoplatan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2" office:value-type="string" calcext:value-type="string">
            <text:p>Acer sempervir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32" office:value-type="string" calcext:value-type="string">
            <text:p>Acer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32" office:value-type="string" calcext:value-type="string">
            <text:p>Acer steven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32" office:value-type="string" calcext:value-type="string">
            <text:p>Acer tataric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32" office:value-type="string" calcext:value-type="string">
            <text:p>Acer trautvetter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32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2" office:value-type="string" calcext:value-type="string">
            <text:p>Ailanthus altissim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2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32" office:value-type="string" calcext:value-type="string">
            <text:p>Alnus cord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32" office:value-type="string" calcext:value-type="string">
            <text:p>Alnus glutino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32" office:value-type="string" calcext:value-type="string">
            <text:p>Alnus inc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32" office:value-type="string" calcext:value-type="string">
            <text:p>Aln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32" office:value-type="string" calcext:value-type="string">
            <text:p>Alnus virid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2" office:value-type="string" calcext:value-type="string">
            <text:p>Amelanchier canad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2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32" office:value-type="string" calcext:value-type="string">
            <text:p>Amelanchier ov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32" office:value-type="string" calcext:value-type="string">
            <text:p>Amelanchier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2" office:value-type="string" calcext:value-type="string">
            <text:p>Amelanchier spic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32" office:value-type="string" calcext:value-type="string">
            <text:p>Arbutus andrachne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32" office:value-type="string" calcext:value-type="string">
            <text:p>Arbut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32" office:value-type="string" calcext:value-type="string">
            <text:p>Arbutus unedo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32" office:value-type="string" calcext:value-type="string">
            <text:p>Berberis vulgar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32" office:value-type="string" calcext:value-type="string">
            <text:p>Betula humilis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Betula nan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32" office:value-type="string" calcext:value-type="string">
            <text:p>Betula pendul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32" office:value-type="string" calcext:value-type="string">
            <text:p>Betula pubesc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32" office:value-type="string" calcext:value-type="string">
            <text:p>Betul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32" office:value-type="string" calcext:value-type="string">
            <text:p>Buxus balear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32" office:value-type="string" calcext:value-type="string">
            <text:p>Buxus sempervir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32" office:value-type="string" calcext:value-type="string">
            <text:p>Bux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32" office:value-type="string" calcext:value-type="string">
            <text:p>Carpinus betu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32" office:value-type="string" calcext:value-type="string">
            <text:p>Carpinus orient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32" office:value-type="string" calcext:value-type="string">
            <text:p>Carpin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32" office:value-type="string" calcext:value-type="string">
            <text:p>Castanea sativ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32" office:value-type="string" calcext:value-type="string">
            <text:p>Castane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32" office:value-type="string" calcext:value-type="string">
            <text:p>Cedrus atlant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32" office:value-type="string" calcext:value-type="string">
            <text:p>Cedrus deoda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32" office:value-type="string" calcext:value-type="string">
            <text:p>Cedrus liban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32" office:value-type="string" calcext:value-type="string">
            <text:p>Cedr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32" office:value-type="string" calcext:value-type="string">
            <text:p>Celtis austr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32" office:value-type="string" calcext:value-type="string">
            <text:p>Ceratonia siliqu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2" office:value-type="string" calcext:value-type="string">
            <text:p>Cercis siliquastrum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32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32" office:value-type="string" calcext:value-type="string">
            <text:p>Chamaerops humi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Cinnamomum campho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2" office:value-type="string" calcext:value-type="string">
            <text:p>Cornus ma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32" office:value-type="string" calcext:value-type="string">
            <text:p>Cornus sanguin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32" office:value-type="string" calcext:value-type="string">
            <text:p>Corn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32" office:value-type="string" calcext:value-type="string">
            <text:p>Corylus avell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2" office:value-type="string" calcext:value-type="string">
            <text:p>Coryl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32" office:value-type="string" calcext:value-type="string">
            <text:p>Crataegus azaro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32" office:value-type="string" calcext:value-type="string">
            <text:p>Crataegus lacini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32" office:value-type="string" calcext:value-type="string">
            <text:p>Crataegus laevig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32" office:value-type="string" calcext:value-type="string">
            <text:p>Crataegus monogy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32" office:value-type="string" calcext:value-type="string">
            <text:p>Crataegus sp.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32" office:value-type="string" calcext:value-type="string">
            <text:p>Cryptomeri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32" office:value-type="string" calcext:value-type="string">
            <text:p>Cupressus arizo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32" office:value-type="string" calcext:value-type="string">
            <text:p>Cupressus lusita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32" office:value-type="string" calcext:value-type="string">
            <text:p>Cupressus macrocarp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32" office:value-type="string" calcext:value-type="string">
            <text:p>Cupressus sempervir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32" office:value-type="string" calcext:value-type="string">
            <text:p>Cupress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32" office:value-type="string" calcext:value-type="string">
            <text:p>Erica arbor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32" office:value-type="string" calcext:value-type="string">
            <text:p>Erica manipuliflo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32" office:value-type="string" calcext:value-type="string">
            <text:p>Erica scopar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2" office:value-type="string" calcext:value-type="string">
            <text:p>Eric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2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32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32" office:value-type="string" calcext:value-type="string">
            <text:p>Eucalypt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32" office:value-type="string" calcext:value-type="string">
            <text:p>Euonymus europae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32" office:value-type="string" calcext:value-type="string">
            <text:p>Euonym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32" office:value-type="string" calcext:value-type="string">
            <text:p>Fag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32" office:value-type="string" calcext:value-type="string">
            <text:p>Fagus sylvat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32" office:value-type="string" calcext:value-type="string">
            <text:p>Ficus car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2" office:value-type="string" calcext:value-type="string">
            <text:p>Fic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2" office:value-type="string" calcext:value-type="string">
            <text:p>Frangula aln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32" office:value-type="string" calcext:value-type="string">
            <text:p>Fraxinus angustifoli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32" office:value-type="string" calcext:value-type="string">
            <text:p>Fraxinus excelsior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2" office:value-type="string" calcext:value-type="string">
            <text:p>Fraxinus orn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32" office:value-type="string" calcext:value-type="string">
            <text:p>Fraxinus pallisae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32" office:value-type="string" calcext:value-type="string">
            <text:p>Fraxinus pennsylvan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32" office:value-type="string" calcext:value-type="string">
            <text:p>Fraxin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32" office:value-type="string" calcext:value-type="string">
            <text:p>Gleditsi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32" office:value-type="string" calcext:value-type="string">
            <text:p>Hippophae rhamnoide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32" office:value-type="string" calcext:value-type="string">
            <text:p>Ilex aquifoli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32" office:value-type="string" calcext:value-type="string">
            <text:p>Ilex canari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32" office:value-type="string" calcext:value-type="string">
            <text:p>Ilex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32" office:value-type="string" calcext:value-type="string">
            <text:p>Juglans ciner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32" office:value-type="string" calcext:value-type="string">
            <text:p>Juglans nig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32" office:value-type="string" calcext:value-type="string">
            <text:p>Juglans reg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32" office:value-type="string" calcext:value-type="string">
            <text:p>Juglan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32" office:value-type="string" calcext:value-type="string">
            <text:p>Juniperus comun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32" office:value-type="string" calcext:value-type="string">
            <text:p>Juniperus oxycedr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2" office:value-type="string" calcext:value-type="string">
            <text:p>Juniperus phoenic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32" office:value-type="string" calcext:value-type="string">
            <text:p>Juniperus sabi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32" office:value-type="string" calcext:value-type="string">
            <text:p>Juniper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32" office:value-type="string" calcext:value-type="string">
            <text:p>Juniperus thurife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32" office:value-type="string" calcext:value-type="string">
            <text:p>Juniperus virgini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32" office:value-type="string" calcext:value-type="string">
            <text:p>Laburnum alpin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32" office:value-type="string" calcext:value-type="string">
            <text:p>Laburnum anagyroide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32" office:value-type="string" calcext:value-type="string">
            <text:p>Laburnum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32" office:value-type="string" calcext:value-type="string">
            <text:p>Larix decidu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32" office:value-type="string" calcext:value-type="string">
            <text:p>Larix kaempferi C25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32" office:value-type="string" calcext:value-type="string">
            <text:p>Larix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32" office:value-type="string" calcext:value-type="string">
            <text:p>Laurus azor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32" office:value-type="string" calcext:value-type="string">
            <text:p>Laurus nobi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32" office:value-type="string" calcext:value-type="string">
            <text:p>Ligustrum vulgare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32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32" office:value-type="string" calcext:value-type="string">
            <text:p>Lonicer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32" office:value-type="string" calcext:value-type="string">
            <text:p>Magnoli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32" office:value-type="string" calcext:value-type="string">
            <text:p>Malus domest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32" office:value-type="string" calcext:value-type="string">
            <text:p>Mal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32" office:value-type="string" calcext:value-type="string">
            <text:p>Malus sylvestr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32" office:value-type="string" calcext:value-type="string">
            <text:p>Metasequoi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32" office:value-type="string" calcext:value-type="string">
            <text:p>Morus alb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32" office:value-type="string" calcext:value-type="string">
            <text:p>Morus nig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32" office:value-type="string" calcext:value-type="string">
            <text:p>Mor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32" office:value-type="string" calcext:value-type="string">
            <text:p>Myrica fay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32" office:value-type="string" calcext:value-type="string">
            <text:p>Myrtus commun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32" office:value-type="string" calcext:value-type="string">
            <text:p>Ocotea foet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32" office:value-type="string" calcext:value-type="string">
            <text:p>Olea europa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32" office:value-type="string" calcext:value-type="string">
            <text:p>Ole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32" office:value-type="string" calcext:value-type="string">
            <text:p>Ostrya carpinifol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32" office:value-type="string" calcext:value-type="string">
            <text:p>Paulownia tomento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32" office:value-type="string" calcext:value-type="string">
            <text:p>Persea ind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32" office:value-type="string" calcext:value-type="string">
            <text:p>Phillyrea angustifol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32" office:value-type="string" calcext:value-type="string">
            <text:p>Phillyrea latifol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32" office:value-type="string" calcext:value-type="string">
            <text:p>Phoenix canari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32" office:value-type="string" calcext:value-type="string">
            <text:p>Phoenix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32" office:value-type="string" calcext:value-type="string">
            <text:p>Picconia excel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32" office:value-type="string" calcext:value-type="string">
            <text:p>Picea abies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32" office:value-type="string" calcext:value-type="string">
            <text:p>Picea engelmann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32" office:value-type="string" calcext:value-type="string">
            <text:p>Picea glau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32" office:value-type="string" calcext:value-type="string">
            <text:p>Picea omorik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32" office:value-type="string" calcext:value-type="string">
            <text:p>Picea orient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2" office:value-type="string" calcext:value-type="string">
            <text:p>Picea pung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32" office:value-type="string" calcext:value-type="string">
            <text:p>Picea sitch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32" office:value-type="string" calcext:value-type="string">
            <text:p>Pice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32" office:value-type="string" calcext:value-type="string">
            <text:p>Pinus banksi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32" office:value-type="string" calcext:value-type="string">
            <text:p>Pinus canari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32" office:value-type="string" calcext:value-type="string">
            <text:p>Pinus cemb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32" office:value-type="string" calcext:value-type="string">
            <text:p>Pinus contor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32" office:value-type="string" calcext:value-type="string">
            <text:p>Pinus halep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32" office:value-type="string" calcext:value-type="string">
            <text:p>Pinus heldreich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9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32" office:value-type="string" calcext:value-type="string">
            <text:p>Pinus leucoderm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32" office:value-type="string" calcext:value-type="string">
            <text:p>Pinus mugo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32" office:value-type="string" calcext:value-type="string">
            <text:p>Pinus nigr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32" office:value-type="string" calcext:value-type="string">
            <text:p>Pinus pinaster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32" office:value-type="string" calcext:value-type="string">
            <text:p>Pinus pin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32" office:value-type="string" calcext:value-type="string">
            <text:p>Pinus pondero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32" office:value-type="string" calcext:value-type="string">
            <text:p>Pinus radiat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32" office:value-type="string" calcext:value-type="string">
            <text:p>Pinus sp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32" office:value-type="string" calcext:value-type="string">
            <text:p>Pinus strob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32" office:value-type="string" calcext:value-type="string">
            <text:p>Pinus sylvestr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32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32" office:value-type="string" calcext:value-type="string">
            <text:p>Pistacia atlant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32" office:value-type="string" calcext:value-type="string">
            <text:p>Pistacia lentisc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32" office:value-type="string" calcext:value-type="string">
            <text:p>Pistacia terebinth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32" office:value-type="string" calcext:value-type="string">
            <text:p>Platanus acerifol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32" office:value-type="string" calcext:value-type="string">
            <text:p>Platanus orient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32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32" office:value-type="string" calcext:value-type="string">
            <text:p>Pleiomeris canari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32" office:value-type="string" calcext:value-type="string">
            <text:p>Populus alb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32" office:value-type="string" calcext:value-type="string">
            <text:p>Populus nig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32" office:value-type="string" calcext:value-type="string">
            <text:p>Popul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32" office:value-type="string" calcext:value-type="string">
            <text:p>Populus tremul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32" office:value-type="string" calcext:value-type="string">
            <text:p>Populus x canesc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32" office:value-type="string" calcext:value-type="string">
            <text:p>Prunus armenia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32" office:value-type="string" calcext:value-type="string">
            <text:p>Prunus avi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2" office:value-type="string" calcext:value-type="string">
            <text:p>Prunus cerasife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32" office:value-type="string" calcext:value-type="string">
            <text:p>Prunus ceras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32" office:value-type="string" calcext:value-type="string">
            <text:p>Prunus domest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32" office:value-type="string" calcext:value-type="string">
            <text:p>Prunus dulc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32" office:value-type="string" calcext:value-type="string">
            <text:p>Prunus lusita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2" office:value-type="string" calcext:value-type="string">
            <text:p>Prunus mahaleb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32" office:value-type="string" calcext:value-type="string">
            <text:p>Prunus padus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32" office:value-type="string" calcext:value-type="string">
            <text:p>Prunus pers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32" office:value-type="string" calcext:value-type="string">
            <text:p>Prunus seroti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32" office:value-type="string" calcext:value-type="string">
            <text:p>Prun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32" office:value-type="string" calcext:value-type="string">
            <text:p>Prunus spino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32" office:value-type="string" calcext:value-type="string">
            <text:p>Pseudotsuga menzies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32" office:value-type="string" calcext:value-type="string">
            <text:p>Pyrus amygdaliform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32" office:value-type="string" calcext:value-type="string">
            <text:p>Pyrus commun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32" office:value-type="string" calcext:value-type="string">
            <text:p>Pyrus pyraster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32" office:value-type="string" calcext:value-type="string">
            <text:p>Pyr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32" office:value-type="string" calcext:value-type="string">
            <text:p>Quercus alnifol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32" office:value-type="string" calcext:value-type="string">
            <text:p>Quercus canari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32" office:value-type="string" calcext:value-type="string">
            <text:p>Quercus cerr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32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32" office:value-type="string" calcext:value-type="string">
            <text:p>Quercus conges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32" office:value-type="string" calcext:value-type="string">
            <text:p>Quercus dalechamp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32" office:value-type="string" calcext:value-type="string">
            <text:p>Quercus fagin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32" office:value-type="string" calcext:value-type="string">
            <text:p>Quercus frainetto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2" office:value-type="string" calcext:value-type="string">
            <text:p>Quercus fruticosa</text:p>
          </table:table-cell>
          <table:table-cell table:style-name="ce32" office:value-type="string" calcext:value-type="string">
            <text:p>Quercus fruticos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32" office:value-type="string" calcext:value-type="string">
            <text:p>Quercus hartwissi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32" office:value-type="string" calcext:value-type="string">
            <text:p>Quercus ilex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32" office:value-type="string" calcext:value-type="string">
            <text:p>Quercus lusita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32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32" office:value-type="string" calcext:value-type="string">
            <text:p>Quercus ma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32" office:value-type="string" calcext:value-type="string">
            <text:p>Quercus palustr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32" office:value-type="string" calcext:value-type="string">
            <text:p>Quercus pedunculiflo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32" office:value-type="string" calcext:value-type="string">
            <text:p>Quercus petrae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32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32" office:value-type="string" calcext:value-type="string">
            <text:p>Quercus petraea group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32" office:value-type="string" calcext:value-type="string">
            <text:p>Quercus polycarp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32" office:value-type="string" calcext:value-type="string">
            <text:p>Quercus pubesc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32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32" office:value-type="string" calcext:value-type="string">
            <text:p>Quercus robur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32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32" office:value-type="string" calcext:value-type="string">
            <text:p>Quercus rub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32" office:value-type="string" calcext:value-type="string">
            <text:p>Querc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32" office:value-type="string" calcext:value-type="string">
            <text:p>Quercus suber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32" office:value-type="string" calcext:value-type="string">
            <text:p>Quercus troj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32" office:value-type="string" calcext:value-type="string">
            <text:p>Rhamnus alatern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32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32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32" office:value-type="string" calcext:value-type="string">
            <text:p>Rhamn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32" office:value-type="string" calcext:value-type="string">
            <text:p>Rhus coriar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32" office:value-type="string" calcext:value-type="string">
            <text:p>Rhus typhi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32" office:value-type="string" calcext:value-type="string">
            <text:p>Robinia pseudoacac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2" office:value-type="string" calcext:value-type="string">
            <text:p>Salix alba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32" office:value-type="string" calcext:value-type="string">
            <text:p>Salix atrociner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32" office:value-type="string" calcext:value-type="string">
            <text:p>Salix babylo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32" office:value-type="string" calcext:value-type="string">
            <text:p>Salix cantabr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32" office:value-type="string" calcext:value-type="string">
            <text:p>Salix capr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32" office:value-type="string" calcext:value-type="string">
            <text:p>Salix ciner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32" office:value-type="string" calcext:value-type="string">
            <text:p>Salix eleagno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32" office:value-type="string" calcext:value-type="string">
            <text:p>Salix fragi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32" office:value-type="string" calcext:value-type="string">
            <text:p>Salix purpure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32" office:value-type="string" calcext:value-type="string">
            <text:p>Salix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32" office:value-type="string" calcext:value-type="string">
            <text:p>Salix vimin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32" office:value-type="string" calcext:value-type="string">
            <text:p>Sambucus ebu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32" office:value-type="string" calcext:value-type="string">
            <text:p>Sambucus nig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32" office:value-type="string" calcext:value-type="string">
            <text:p>Sambucus racemo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32" office:value-type="string" calcext:value-type="string">
            <text:p>Sambuc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32" office:value-type="string" calcext:value-type="string">
            <text:p>Sequoiadendron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32" office:value-type="string" calcext:value-type="string">
            <text:p>Sophora japon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32" office:value-type="string" calcext:value-type="string">
            <text:p>Sorbus ar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32" office:value-type="string" calcext:value-type="string">
            <text:p>Sorbus aucupar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32" office:value-type="string" calcext:value-type="string">
            <text:p>Sorbus chamaemespi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32" office:value-type="string" calcext:value-type="string">
            <text:p>Sorbus domestic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32" office:value-type="string" calcext:value-type="string">
            <text:p>Sorbus intermedi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32" office:value-type="string" calcext:value-type="string">
            <text:p>Sorbus latifolia s.l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32" office:value-type="string" calcext:value-type="string">
            <text:p>Sorbus mougeotii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32" office:value-type="string" calcext:value-type="string">
            <text:p>Sorb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32" office:value-type="string" calcext:value-type="string">
            <text:p>Sorbus torminal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32" office:value-type="string" calcext:value-type="string">
            <text:p>Tamarix afric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32" office:value-type="string" calcext:value-type="string">
            <text:p>Tamarix canari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32" office:value-type="string" calcext:value-type="string">
            <text:p>Tamarix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32" office:value-type="string" calcext:value-type="string">
            <text:p>Taxodium distichum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32" office:value-type="string" calcext:value-type="string">
            <text:p>Taxus bacc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32" office:value-type="string" calcext:value-type="string">
            <text:p>Tax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32" office:value-type="string" calcext:value-type="string">
            <text:p>Tetraclinis articul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32" office:value-type="string" calcext:value-type="string">
            <text:p>Thuja plic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32" office:value-type="string" calcext:value-type="string">
            <text:p>Thuja sp.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32" office:value-type="string" calcext:value-type="string">
            <text:p>Tilia cordat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32" office:value-type="string" calcext:value-type="string">
            <text:p>Tilia platyphylo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32" office:value-type="string" calcext:value-type="string">
            <text:p>Tili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32" office:value-type="string" calcext:value-type="string">
            <text:p>Tilia tomentos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32" office:value-type="string" calcext:value-type="string">
            <text:p>Tsuga canadensi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32" office:value-type="string" calcext:value-type="string">
            <text:p>Tsuga heterophyll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32" office:value-type="string" calcext:value-type="string">
            <text:p>Tsuga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32" office:value-type="string" calcext:value-type="string">
            <text:p>Ulmus canescen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32" office:value-type="string" calcext:value-type="string">
            <text:p>Ulmus glabr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32" office:value-type="string" calcext:value-type="string">
            <text:p>Ulmus laevis 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32" office:value-type="string" calcext:value-type="string">
            <text:p>Ulmus minor (pumila)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32" office:value-type="string" calcext:value-type="string">
            <text:p>Ulmus sp.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32" office:value-type="string" calcext:value-type="string">
            <text:p>Viburnum lantana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ODE</text:p>
          </table:table-cell>
          <table:table-cell table:style-name="ce32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32" office:value-type="string" calcext:value-type="string">
            <text:p>Viburnum opulu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LASS</text:p>
          </table:table-cell>
          <table:table-cell table:style-name="ce25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LASS</text:p>
          </table:table-cell>
          <table:table-cell table:style-name="ce2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SPECIES_CLASS</text:p>
          </table:table-cell>
          <table:table-cell table:style-name="ce2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CODE_MODE</text:p>
          </table:table-cell>
          <table:table-cell table:style-name="ce40" office:value-type="string" calcext:value-type="string">
            <text:p>A</text:p>
          </table:table-cell>
          <table:table-cell table:style-name="ce41" office:value-type="float" office:value="1" calcext:value-type="float">
            <text:p>1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Le cas a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CODE_MODE</text:p>
          </table:table-cell>
          <table:table-cell table:style-name="ce40" office:value-type="string" calcext:value-type="string">
            <text:p>B</text:p>
          </table:table-cell>
          <table:table-cell table:style-name="ce41" office:value-type="float" office:value="2" calcext:value-type="float">
            <text:p>2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Le cas b</text:p>
          </table:table-cell>
          <table:table-cell table:style-name="ce27" table:number-columns-repeated="1019"/>
        </table:table-row>
        <table:table-row table:style-name="ro2">
          <table:table-cell table:style-name="ce27" office:value-type="string" calcext:value-type="string">
            <text:p>CODE_MODE</text:p>
          </table:table-cell>
          <table:table-cell table:style-name="ce40" office:value-type="string" calcext:value-type="string">
            <text:p>C</text:p>
          </table:table-cell>
          <table:table-cell table:style-name="ce41" office:value-type="float" office:value="3" calcext:value-type="float">
            <text:p>3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Le cas c</text:p>
          </table:table-cell>
          <table:table-cell table:style-name="ce27" table:number-columns-repeated="1019"/>
        </table:table-row>
        <table:table-row table:style-name="ro3" table:number-rows-repeated="40">
          <table:table-cell table:number-columns-repeated="1024"/>
        </table:table-row>
        <table:table-row table:style-name="ro3" table:number-rows-repeated="27">
          <table:table-cell/>
          <table:table-cell table:style-name="ce32"/>
          <table:table-cell table:number-columns-repeated="1022"/>
        </table:table-row>
        <table:table-row table:style-name="ro3" table:number-rows-repeated="5">
          <table:table-cell table:style-name="ce34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3" table:number-rows-repeated="24">
          <table:table-cell table:number-columns-repeated="1024"/>
        </table:table-row>
        <table:table-row table:style-name="ro3" table:number-rows-repeated="10">
          <table:table-cell/>
          <table:table-cell table:style-name="ce32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4">
          <table:table-cell/>
          <table:table-cell table:style-name="ce32"/>
          <table:table-cell table:number-columns-repeated="1022"/>
        </table:table-row>
        <table:table-row table:style-name="ro3" table:number-rows-repeated="65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24"/>
        <table:table-column table:style-name="co6" table:number-columns-repeated="2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1">
          <table:table-cell table:style-name="ce21"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Parent_code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Definition</text:p>
          </table:table-cell>
          <table:table-cell table:style-name="ce21" office:value-type="string" calcext:value-type="string">
            <text:p>Position</text:p>
          </table:table-cell>
          <table:table-cell table:style-name="ce21" office:value-type="string" calcext:value-type="string">
            <text:p>is_leaf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1 Label</text:p>
          </table:table-cell>
          <table:table-cell table:style-name="ce41" office:value-type="string" calcext:value-type="string">
            <text:p>1 Definition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11 Label</text:p>
          </table:table-cell>
          <table:table-cell table:style-name="ce41" office:value-type="string" calcext:value-type="string">
            <text:p>11 Definitio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0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>
            <text:p>12 <text:s/>Label</text:p>
          </table:table-cell>
          <table:table-cell table:style-name="ce40" office:value-type="string" calcext:value-type="string">
            <text:p>12 Definiti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string" calcext:value-type="string">
            <text:p>11.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11.1 <text:s/>Label</text:p>
          </table:table-cell>
          <table:table-cell table:style-name="ce41" office:value-type="string" calcext:value-type="string">
            <text:p>11.1 Definitio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2 <text:s/>Label</text:p>
          </table:table-cell>
          <table:table-cell table:style-name="ce41" office:value-type="string" calcext:value-type="string">
            <text:p>2 Definition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21 <text:s/>Label</text:p>
          </table:table-cell>
          <table:table-cell table:style-name="ce41" office:value-type="string" calcext:value-type="string">
            <text:p>21 Definitio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2</text:p>
          </table:table-cell>
          <table:table-cell table:style-name="ce41" office:value-type="string" calcext:value-type="string">
            <text:p>22 <text:s/>Label</text:p>
          </table:table-cell>
          <table:table-cell table:style-name="ce41" office:value-type="string" calcext:value-type="string">
            <text:p>22 Definition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017"/>
        </table:table-row>
        <table:table-row table:style-name="ro2">
          <table:table-cell table:style-name="ce27" office:value-type="string" calcext:value-type="string">
            <text:p>CODE_TREE</text:p>
          </table:table-cell>
          <table:table-cell table:style-name="ce41" office:value-type="string" calcext:value-type="string">
            <text:p>22.1</text:p>
          </table:table-cell>
          <table:table-cell table:style-name="ce41" office:value-type="string" calcext:value-type="string">
            <text:p>22</text:p>
          </table:table-cell>
          <table:table-cell table:style-name="ce41" office:value-type="string" calcext:value-type="string">
            <text:p>22.1 <text:s/>Label</text:p>
          </table:table-cell>
          <table:table-cell table:style-name="ce41" office:value-type="string" calcext:value-type="string">
            <text:p>22.1 Definition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102" table:default-cell-style-name="ce25"/>
        <table:table-column table:style-name="co103" table:default-cell-style-name="ce25"/>
        <table:table-row table:style-name="ro8">
          <table:table-cell table:style-name="ce21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7" office:value-type="string" calcext:value-type="string">
            <text:p>Source Code</text:p>
          </table:table-cell>
          <table:table-cell table:style-name="ce21" office:value-type="string" calcext:value-type="string">
            <text:p>Destination Unit</text:p>
          </table:table-cell>
          <table:table-cell table:style-name="ce30" office:value-type="string" calcext:value-type="string">
            <text:p>Destination Code</text:p>
          </table:table-cell>
          <table:table-cell table:style-name="ce30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42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42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42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4" table:default-cell-style-name="Default"/>
        <table:table-column table:style-name="co105" table:default-cell-style-name="Default"/>
        <table:table-column table:style-name="co7" table:number-columns-repeated="1022" table:default-cell-style-name="Default"/>
        <table:table-row table:style-name="ro12">
          <table:table-cell table:style-name="ce21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44" office:value-type="string" calcext:value-type="string">
            <text:p>SQ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, NOM_DEPART || ' (' || NOM_REGION || ')' as definition, dp as position FROM mapping.departements ORDER BY NOM_DEPA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, nom || ' (' || code || ')' as definition, code as position FROM mapping.communes ORDER BY nom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PROVIDER_ID</text:p>
          </table:table-cell>
          <table:table-cell table:style-name="ce43" office:value-type="string" calcext:value-type="string">
            <text:p>SELECT id as code, label, definition, id as position FROM website.providers ORDER BY label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CODE_DYNAMIC</text:p>
          </table:table-cell>
          <table:table-cell table:style-name="ce27" office:value-type="string" calcext:value-type="string">
            <text:p>SELECT code, label, definition, position FROM MODE WHERE unit='CODE_MODE' ORDER BY position</text:p>
          </table:table-cell>
          <table:table-cell table:style-name="ce27"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6" table:default-cell-style-name="Default"/>
        <table:table-column table:style-name="co28" table:number-columns-repeated="2" table:default-cell-style-name="Default"/>
        <table:table-column table:style-name="co107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14">
          <table:table-cell table:style-name="ce30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Min</text:p>
          </table:table-cell>
          <table:table-cell table:style-name="ce30"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style-name="ce45" office:value-type="string" calcext:value-type="string">
            <text:p>PERCENTAG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number-columns-repeated="253"/>
          <table:table-cell table:number-columns-repeated="768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NUMERIC_RANG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08" table:default-cell-style-name="ce25"/>
        <table:table-column table:style-name="co6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6" table:default-cell-style-name="Default"/>
        <table:table-column table:style-name="co7" table:number-columns-repeated="1019" table:default-cell-style-name="Default"/>
        <table:table-row table:style-name="ro9">
          <table:table-cell table:style-name="ce21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Table Name</text:p>
          </table:table-cell>
          <table:table-cell table:style-name="ce30" office:value-type="string" calcext:value-type="string">
            <text:p>Schema</text:p>
          </table:table-cell>
          <table:table-cell table:style-name="ce30" office:value-type="string" calcext:value-type="string">
            <text:p>Primary Keys</text:p>
          </table:table-cell>
          <table:table-cell table:style-name="ce30" office:value-type="string" calcext:value-type="string">
            <text:p>Labe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METADATA_MODE</text:p>
          </table:table-cell>
          <table:table-cell table:style-name="ce22" office:value-type="string" calcext:value-type="string">
            <text:p>MODE</text:p>
          </table:table-cell>
          <table:table-cell table:style-name="ce22" office:value-type="string" calcext:value-type="string">
            <text:p>METADATA</text:p>
          </table:table-cell>
          <table:table-cell table:style-name="ce22" office:value-type="string" calcext:value-type="string">
            <text:p>UNIT,CODE</text:p>
          </table:table-cell>
          <table:table-cell table:style-name="ce22" office:value-type="string" calcext:value-type="string">
            <text:p>Mode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MAPPING_LAYER</text:p>
          </table:table-cell>
          <table:table-cell table:style-name="ce22" office:value-type="string" calcext:value-type="string">
            <text:p>LAYER</text:p>
          </table:table-cell>
          <table:table-cell table:style-name="ce22" office:value-type="string" calcext:value-type="string">
            <text:p>MAPPING</text:p>
          </table:table-cell>
          <table:table-cell table:style-name="ce22" office:value-type="string" calcext:value-type="string">
            <text:p>LAYER_NAME</text:p>
          </table:table-cell>
          <table:table-cell table:style-name="ce22" office:value-type="string" calcext:value-type="string">
            <text:p>Lay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DATA</text:p>
          </table:table-cell>
          <table:table-cell table:style-name="ce25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25" office:value-type="string" calcext:value-type="string">
            <text:p>SPECIES_DATA</text:p>
          </table:table-cell>
          <table:table-cell table:style-name="ce25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DATA</text:p>
          </table:table-cell>
          <table:table-cell table:style-name="ce25" office:value-type="string" calcext:value-type="string">
            <text:p>TREE_DATA</text:p>
          </table:table-cell>
          <table:table-cell table:style-name="ce25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25" office:value-type="string" calcext:value-type="string">
            <text:p>HARMONIZED_LOCATION</text:p>
          </table:table-cell>
          <table:table-cell table:style-name="ce25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5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25" office:value-type="string" calcext:value-type="string">
            <text:p>HARMONIZED_SPECIES_DATA</text:p>
          </table:table-cell>
          <table:table-cell table:style-name="ce25" office:value-type="string" calcext:value-type="string">
            <text:p>HARMONIZED_DATA</text:p>
          </table:table-cell>
          <table:table-cell table:style-name="ce24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5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TEST_DATA</text:p>
          </table:table-cell>
          <table:table-cell table:number-columns-repeated="2" table:style-name="ce27" office:value-type="string" calcext:value-type="string">
            <text:p>TEST</text:p>
          </table:table-cell>
          <table:table-cell table:style-name="ce27" office:value-type="string" calcext:value-type="string">
            <text:p>TEST_DATA_ID</text:p>
          </table:table-cell>
          <table:table-cell table:style-name="ce27" office:value-type="string" calcext:value-type="string">
            <text:p>Test data</text:p>
          </table:table-cell>
          <table:table-cell table:style-name="ce27" table:number-columns-repeated="1019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ST_FORM</text:p>
          </table:table-cell>
          <table:table-cell table:style-name="ce6" office:value-type="string" calcext:value-type="string">
            <text:p>Test form</text:p>
          </table:table-cell>
          <table:table-cell table:style-name="ce6" office:value-type="string" calcext:value-type="string">
            <text:p>The test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0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0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0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5" table:default-cell-style-name="Default"/>
        <table:table-column table:style-name="co7" table:number-columns-repeated="1015" table:default-cell-style-name="Default"/>
        <table:table-row table:style-name="ro13">
          <table:table-cell table:style-name="ce33" office:value-type="string" calcext:value-type="string">
            <text:p>Data</text:p>
          </table:table-cell>
          <table:table-cell table:style-name="ce33" office:value-type="string" calcext:value-type="string">
            <text:p>Format</text:p>
          </table:table-cell>
          <table:table-cell table:style-name="ce33" office:value-type="string" calcext:value-type="string">
            <text:p>Column_Name</text:p>
          </table:table-cell>
          <table:table-cell table:style-name="ce33" office:value-type="string" calcext:value-type="string">
            <text:p>isCalculated</text:p>
          </table:table-cell>
          <table:table-cell table:style-name="ce33" office:value-type="string" calcext:value-type="string">
            <text:p>idEditable</text:p>
          </table:table-cell>
          <table:table-cell table:style-name="ce33" office:value-type="string" calcext:value-type="string">
            <text:p>isInsertable</text:p>
          </table:table-cell>
          <table:table-cell table:style-name="ce33" office:value-type="string" calcext:value-type="string">
            <text:p>isMandatory</text:p>
          </table:table-cell>
          <table:table-cell table:style-name="ce33" office:value-type="string" calcext:value-type="string">
            <text:p>Position</text:p>
          </table:table-cell>
          <table:table-cell table:style-name="ce33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5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15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TEST_DATA_ID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MO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DYNAMI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NUMERIC_NUMERIC_RAN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1016"/>
        </table:table-row>
      </table:table>
      <table:table table:name="form_field" table:style-name="ta1" table:print="false">
        <office:forms form:automatic-focus="false" form:apply-design-mode="false"/>
        <table:table-column table:style-name="co7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33" office:value-type="string" calcext:value-type="string">
            <text:p>Data</text:p>
          </table:table-cell>
          <table:table-cell table:style-name="ce33" office:value-type="string" calcext:value-type="string">
            <text:p>Format</text:p>
          </table:table-cell>
          <table:table-cell table:style-name="ce33" office:value-type="string" calcext:value-type="string">
            <text:p>isCriteria</text:p>
          </table:table-cell>
          <table:table-cell table:style-name="ce33" office:value-type="string" calcext:value-type="string">
            <text:p>isResult</text:p>
          </table:table-cell>
          <table:table-cell table:style-name="ce33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33" office:value-type="string" calcext:value-type="string">
            <text:p>Position</text:p>
          </table:table-cell>
          <table:table-cell table:style-name="ce33" office:value-type="string" calcext:value-type="string">
            <text:p>is default criteria</text:p>
          </table:table-cell>
          <table:table-cell table:style-name="ce33" office:value-type="string" calcext:value-type="string">
            <text:p>is default result</text:p>
          </table:table-cell>
          <table:table-cell table:style-name="ce33" office:value-type="string" calcext:value-type="string">
            <text:p>default_value</text:p>
          </table:table-cell>
          <table:table-cell table:style-name="ce33" office:value-type="string" calcext:value-type="string">
            <text:p>decimals</text:p>
          </table:table-cell>
          <table:table-cell table:style-name="ce33" office:value-type="string" calcext:value-type="string">
            <text:p>Mask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FOR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ADIO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FOR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ADIO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FOR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UMERIC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47" table:default-cell-style-name="ce5"/>
        <table:table-column table:style-name="co48" table:default-cell-style-name="ce5"/>
        <table:table-column table:style-name="co6" table:default-cell-style-name="ce5"/>
        <table:table-column table:style-name="co49" table:default-cell-style-name="ce5"/>
        <table:table-column table:style-name="co6" table:default-cell-style-name="ce5"/>
        <table:table-row table:style-name="ro3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Format</text:p>
          </table:table-cell>
          <table:table-cell table:style-name="ce20" office:value-type="string" calcext:value-type="string">
            <text:p>isMandatory</text:p>
          </table:table-cell>
          <table:table-cell table:style-name="ce20" office:value-type="string" calcext:value-type="string">
            <text:p>Mask</text:p>
          </table:table-cell>
          <table:table-cell table:style-name="ce20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8" table:default-cell-style-name="Default"/>
        <table:table-column table:style-name="co90" table:default-cell-style-name="Default"/>
        <table:table-column table:style-name="co7" table:number-columns-repeated="1019" table:default-cell-style-name="Default"/>
        <table:table-row table:style-name="ro3">
          <table:table-cell table:style-name="ce33" office:value-type="string" calcext:value-type="string">
            <text:p>SRC_DATA</text:p>
          </table:table-cell>
          <table:table-cell table:style-name="ce33" office:value-type="string" calcext:value-type="string">
            <text:p>SRC_FORMAT</text:p>
          </table:table-cell>
          <table:table-cell table:style-name="ce33" office:value-type="string" calcext:value-type="string">
            <text:p>DST_DATA</text:p>
          </table:table-cell>
          <table:table-cell table:style-name="ce33" office:value-type="string" calcext:value-type="string">
            <text:p>DST_FORMAT</text:p>
          </table:table-cell>
          <table:table-cell table:style-name="ce33" office:value-type="string" calcext:value-type="string">
            <text:p>MAPPING_TYP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ID_TAXON</text:p>
          </table:table-cell>
          <table:table-cell table:style-name="ce16" office:value-type="string" calcext:value-type="string">
            <text:p>SPECIES_FILE</text:p>
          </table:table-cell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6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6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FORM</text:p>
          </table:table-cell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FORM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FORM</text:p>
          </table:table-cell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FORM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FORM</text:p>
          </table:table-cell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FORM</text:p>
          </table:table-cell>
          <table:table-cell table:style-name="ce17" table:number-columns-repeated="1019"/>
        </table:table-row>
      </table:table>
      <table:table table:name="dataset" table:style-name="ta1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column table:style-name="co7" table:number-columns-repeated="1020" table:default-cell-style-name="Default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0" office:value-type="string" calcext:value-type="string">
            <text:p>isDefault</text:p>
          </table:table-cell>
          <table:table-cell table:style-name="ce20" office:value-type="string" calcext:value-type="string">
            <text:p>Defini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7" table:default-cell-style-name="Default"/>
        <table:table-column table:style-name="co48" table:default-cell-style-name="ce5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91" table:default-cell-style-name="Default"/>
        <table:table-column table:style-name="co48" table:number-columns-repeated="2" table:default-cell-style-name="Default"/>
        <table:table-column table:style-name="co92" table:default-cell-style-name="Default"/>
        <table:table-column table:style-name="co7" table:number-columns-repeated="1020" table:default-cell-style-name="Default"/>
        <table:table-row table:style-name="ro3">
          <table:table-cell table:style-name="ce33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33" office:value-type="string" calcext:value-type="string">
            <text:p>Schema Code</text:p>
          </table:table-cell>
          <table:table-cell table:style-name="ce33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33" office:value-type="string" calcext:value-type="string">
            <text:p>Fie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5" office:value-type="string" calcext:value-type="string">
            <text:p>ID_TAX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MODE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DYNAMIC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NUMERIC_NUMERIC_RANGE</text:p>
          </table:table-cell>
          <table:table-cell table:style-name="ce17" table:number-columns-repeated="1020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default-cell-style-name="Default"/>
        <table:table-row table:style-name="ro10">
          <table:table-cell table:style-name="ce20" office:value-type="string" calcext:value-type="string">
            <text:p>Check_id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tatement</text:p>
          </table:table-cell>
          <table:table-cell table:style-name="ce20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1" table:default-cell-style-name="Default"/>
        <table:table-column table:style-name="co112" table:number-columns-repeated="2" table:default-cell-style-name="Default"/>
        <table:table-column table:style-name="co113" table:default-cell-style-name="ce50"/>
        <table:table-column table:style-name="co7" table:number-columns-repeated="1020" table:default-cell-style-name="Default"/>
        <table:table-row table:style-name="ro9"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text:p>Schema Name</text:p>
          </table:table-cell>
          <table:table-cell table:style-name="ce21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27cm" svg:height="0.905cm" svg:x="1.839cm" svg:y="0.001cm" draw:control="control9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number-columns-repeated="2" table:style-name="ce22" office:value-type="string" calcext:value-type="string">
            <text:p>METADATA</text:p>
          </table:table-cell>
          <table:table-cell table:style-name="ce22" office:value-type="string" calcext:value-type="string">
            <text:p>Metadata</text:p>
          </table:table-cell>
          <table:table-cell table:style-name="ce22" office:value-type="string" calcext:value-type="string">
            <text:p>Contains the tables describing the data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5" office:value-type="string" calcext:value-type="string">
            <text:p>Raw Data</text:p>
          </table:table-cell>
          <table:table-cell table:style-name="ce25" office:value-type="string" calcext:value-type="string">
            <text:p>Contains raw data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25" office:value-type="string" calcext:value-type="string">
            <text:p>Harmonized Data</text:p>
          </table:table-cell>
          <table:table-cell table:style-name="ce25" office:value-type="string" calcext:value-type="string">
            <text:p>Contains harmonized data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25" office:value-type="string" calcext:value-type="string">
            <text:p>Website</text:p>
          </table:table-cell>
          <table:table-cell table:style-name="ce25" office:value-type="string" calcext:value-type="string">
            <text:p>Contains the tables used to operate the web sit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25" office:value-type="string" calcext:value-type="string">
            <text:p>Public</text:p>
          </table:table-cell>
          <table:table-cell table:style-name="ce25" office:value-type="string" calcext:value-type="string">
            <text:p>Contains the default PostgreSQL tables and PostGIS functions</text:p>
          </table:table-cell>
          <table:table-cell table:number-columns-repeated="1020"/>
        </table:table-row>
        <table:table-row table:style-name="ro2">
          <table:table-cell table:number-columns-repeated="2" table:style-name="ce48" office:value-type="string" calcext:value-type="string">
            <text:p>TEST</text:p>
          </table:table-cell>
          <table:table-cell table:style-name="ce48" office:value-type="string" calcext:value-type="string">
            <text:p>Test</text:p>
          </table:table-cell>
          <table:table-cell table:style-name="ce49" office:value-type="string" calcext:value-type="string">
            <text:p>Contains test table</text:p>
          </table:table-cell>
          <table:table-cell table:style-name="ce48" table:number-columns-repeated="1020"/>
        </table:table-row>
        <table:table-row table:style-name="ro3" table:number-rows-repeated="40">
          <table:table-cell table:number-columns-repeated="2"/>
          <table:table-cell table:style-name="ce25"/>
          <table:table-cell table:number-columns-repeated="1021"/>
        </table:table-row>
        <table:table-row table:style-name="ro3" table:number-rows-repeated="65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14" table:default-cell-style-name="Default"/>
        <table:table-column table:style-name="co115" table:default-cell-style-name="Default"/>
        <table:table-column table:style-name="co116" table:default-cell-style-name="ce50"/>
        <table:table-column table:style-name="co117" table:default-cell-style-name="Default"/>
        <table:table-column table:style-name="co118" table:default-cell-style-name="Default"/>
        <table:table-column table:style-name="co7" table:number-columns-repeated="1019" table:default-cell-style-name="Default"/>
        <table:table-row table:style-name="ro9"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Parent Table</text:p>
          </table:table-cell>
          <table:table-cell table:style-name="ce30" office:value-type="string" calcext:value-type="string">
            <text:p>Join Key</text:p>
          </table:table-cell>
          <table:table-cell table:style-name="ce30" office:value-type="string" calcext:value-type="string">
            <text:p>Comm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25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25" office:value-type="string" calcext:value-type="string">
            <text:p>PLOT_DATA</text:p>
          </table:table-cell>
          <table:table-cell table:style-name="ce25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25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5" office:value-type="string" calcext:value-type="string">
            <text:p>HARMONIZED_LOCATION_DATA</text:p>
          </table:table-cell>
          <table:table-cell table:style-name="ce24" office:value-type="string" calcext:value-type="string">
            <text:p>PROVIDER_ID, 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4" office:value-type="string" calcext:value-type="string">
            <text:p>PROVIDER_ID, 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5" office:value-type="string" calcext:value-type="string">
            <text:p>HARMONIZED_PLOT_DATA</text:p>
          </table:table-cell>
          <table:table-cell table:style-name="ce24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TEST</text:p>
          </table:table-cell>
          <table:table-cell table:style-name="ce27" office:value-type="string" calcext:value-type="string">
            <text:p>TEST_DATA</text:p>
          </table:table-cell>
          <table:table-cell table:style-name="ce51" office:value-type="string" calcext:value-type="string">
            <text:p>*</text:p>
          </table:table-cell>
          <table:table-cell table:style-name="ce27" table:number-columns-repeated="1021"/>
        </table:table-row>
        <table:table-row table:style-name="ro3" table:number-rows-repeated="28">
          <table:table-cell/>
          <table:table-cell table:style-name="ce25"/>
          <table:table-cell table:number-columns-repeated="1022"/>
        </table:table-row>
        <table:table-row table:style-name="ro3" table:number-rows-repeated="65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lation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ce11"/>
        <table:table-column table:style-name="co7" table:default-cell-style-name="Default"/>
        <table:table-column table:style-name="co75" table:default-cell-style-name="ce26"/>
        <table:table-column table:style-name="co76" table:default-cell-style-name="ce26"/>
        <table:table-column table:style-name="co77" table:default-cell-style-name="Default"/>
        <table:table-row table:style-name="ro2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1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6:09:14.8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10-27T09:09:35.141000000</dc:date>
    <meta:printed-by>Eva LACARCE</meta:printed-by>
    <meta:print-date>2007-07-11T11:03:29</meta:print-date>
    <meta:editing-cycles>1657</meta:editing-cycles>
    <meta:editing-duration>P13DT21H36M9S</meta:editing-duration>
    <meta:document-statistic meta:table-count="21" meta:cell-count="1647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